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100000010085438166F9CFC67.png" manifest:media-type="image/png"/>
  <manifest:file-entry manifest:full-path="Pictures/100000010000003700000011629D3914E0DA9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Normal" style:master-page-name="MP0">
      <loext:graphic-properties draw:fill="none"/>
      <style:paragraph-properties fo:margin-left="-1cm" fo:margin-right="-2.3cm" fo:margin-top="0cm" fo:margin-bottom="0cm" style:contextual-spacing="false" fo:hyphenation-ladder-count="no-limit" fo:text-indent="0cm" style:auto-text-indent="false" style:page-number="auto" fo:break-before="page" fo:background-color="transparent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  <style:text-properties style:font-name="Times New Roman"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  <style:text-properties style:font-name="Times New Roman" fo:font-size="10pt" style:font-size-asian="10pt" style:font-size-complex="1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-2.499cm" fo:margin-right="0cm" fo:text-indent="0cm" style:writing-mode="lr-tb"/>
    </style:style>
    <style:style style:name="P7" style:family="paragraph">
      <loext:graphic-properties draw:fill="none"/>
      <style:paragraph-properties style:writing-mode="lr-tb" style:font-independent-line-spacing="false"/>
      <style:text-properties style:font-name="Times New Roman"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Arial" fo:font-size="9pt" fo:font-style="italic" style:font-name-asian="Arial" style:font-size-asian="9pt" style:font-style-asian="italic" style:font-name-complex="Arial"/>
    </style:style>
    <style:style style:name="T3" style:family="text">
      <style:text-properties style:font-name="Arial" fo:font-size="10pt" fo:font-style="italic" style:font-name-asian="Arial" style:font-size-asian="10pt" style:font-style-asian="italic" style:font-name-complex="Arial"/>
    </style:style>
    <style:style style:name="T4" style:family="text">
      <style:text-properties style:font-name="Arial" fo:font-size="8.5pt" fo:font-style="italic" style:font-name-asian="Arial" style:font-size-asian="8.5pt" style:font-style-asian="italic" style:font-name-complex="Arial"/>
    </style:style>
    <style:style style:name="T5" style:family="text">
      <style:text-properties style:font-name="Times New Roman1" fo:font-size="9pt" fo:font-style="italic" style:font-name-asian="Times New Roman1" style:font-size-asian="9pt" style:font-style-asian="italic" style:font-name-complex="Times New Roman1"/>
    </style:style>
    <style:style style:name="T6" style:family="text">
      <style:text-properties style:font-name="Times New Roman1" fo:font-size="9pt" style:font-name-asian="Times New Roman1" style:font-size-asian="9pt" style:font-name-complex="Times New Roman1"/>
    </style:style>
    <style:style style:name="T7" style:family="text">
      <style:text-properties style:font-name="Arial" fo:font-size="8pt" fo:font-style="italic" style:font-name-asian="Arial" style:font-size-asian="8pt" style:font-style-asian="italic" style:font-name-complex="Arial"/>
    </style:style>
    <style:style style:name="T8" style:family="text">
      <style:text-properties style:font-name="Arial" fo:font-size="16pt" fo:font-style="italic" style:font-name-asian="Arial" style:font-size-asian="16pt" style:font-style-asian="italic" style:font-name-complex="Arial"/>
    </style:style>
    <style:style style:name="T9" style:family="text">
      <style:text-properties style:font-name="Arial" fo:font-size="8pt" fo:font-style="italic" fo:font-weight="bold" style:font-name-asian="Arial" style:font-size-asian="8pt" style:font-style-asian="italic" style:font-weight-asian="bold" style:font-name-complex="Arial"/>
    </style:style>
    <style:style style:name="T10" style:family="text">
      <style:text-properties style:font-name="Times New Roman" fo:font-size="10pt" style:font-name-asian="Arial" style:font-size-asian="10pt" style:font-name-complex="Arial" style:font-size-complex="10pt"/>
    </style:style>
    <style:style style:name="T11" style:family="text">
      <style:text-properties style:font-name="Arial" fo:font-size="14pt" fo:font-style="italic" style:font-name-asian="Arial" style:font-size-asian="14pt" style:font-style-asian="italic" style:font-name-complex="Arial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18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  <style:paragraph-properties style:writing-mode="lr-tb"/>
    </style:style>
    <style:style style:name="gr4" style:family="graphic">
      <style:graphic-properties draw:stroke="solid" svg:stroke-width="0.071cm" svg:stroke-color="#000000" svg:stroke-opacity="100%" draw:stroke-linejoin="miter" svg:stroke-linecap="butt" draw:fill="none" fo:min-height="0cm" fo:min-width="0cm" fo:padding-top="0.018cm" fo:padding-bottom="0.018cm" fo:padding-left="0.018cm" fo:padding-right="0.018cm" style:run-through="background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background"/>
    </style:style>
    <style:style style:name="gr6" style:family="graphic">
      <style:graphic-properties draw:stroke="none" draw:fill="none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 1" draw:style-name="gr1" draw:text-style-name="P3" svg:width="2.149cm" svg:height="0.719cm" svg:x="0.982cm" svg:y="23.767cm"><text:p text:style-name="P2"><text:span text:style-name="T1">Попере</text:span><text:span text:style-name="T1">шняк </text:span><text:span text:style-name="T1">С.В.</text:span></text:p><draw:enhanced-geometry svg:viewBox="0 0 21600 21600" draw:mirror-horizontal="false" draw:mirror-vertical="false" draw:type="rectangle" draw:enhanced-path="M 0 0 L 21600 0 21600 21600 0 21600 0 0 Z N"/></draw:custom-shape><draw:g text:anchor-type="as-char" svg:y="-22.426cm" draw:z-index="0" draw:name="Group 3646" draw:style-name="gr2"><draw:custom-shape draw:name="Rectangle 7" draw:style-name="gr3" draw:text-style-name="P5" svg:width="0.458cm" svg:height="0.398cm" svg:x="0.422cm" svg:y="0.173cm"><text:p text:style-name="P4"><text:span text:style-name="T2">№</text:span></text:p><draw:enhanced-geometry svg:viewBox="0 0 21600 21600" draw:type="non-primitive" draw:enhanced-path="M 0 0 L 21600 0 21600 21600 0 21600 Z N"/></draw:custom-shape><draw:custom-shape draw:name="Rectangle 8" draw:style-name="gr3" draw:text-style-name="P5" svg:width="0.197cm" svg:height="0.398cm" svg:x="0.422cm" svg:y="0.543cm"><text:p text:style-name="P4"><text:span text:style-name="T2">з</text:span></text:p><draw:enhanced-geometry svg:viewBox="0 0 21600 21600" draw:type="non-primitive" draw:enhanced-path="M 0 0 L 21600 0 21600 21600 0 21600 Z N"/></draw:custom-shape><draw:custom-shape draw:name="Rectangle 9" draw:style-name="gr3" draw:text-style-name="P5" svg:width="0.117cm" svg:height="0.398cm" svg:x="0.422cm" svg:y="0.914cm"><text:p text:style-name="P4"><text:span text:style-name="T2">/</text:span></text:p><draw:enhanced-geometry svg:viewBox="0 0 21600 21600" draw:type="non-primitive" draw:enhanced-path="M 0 0 L 21600 0 21600 21600 0 21600 Z N"/></draw:custom-shape><draw:custom-shape draw:name="Rectangle 10" draw:style-name="gr3" draw:text-style-name="P5" svg:width="0.232cm" svg:height="0.398cm" svg:x="0.422cm" svg:y="1.286cm"><text:p text:style-name="P4"><text:span text:style-name="T2">п</text:span></text:p><draw:enhanced-geometry svg:viewBox="0 0 21600 21600" draw:type="non-primitive" draw:enhanced-path="M 0 0 L 21600 0 21600 21600 0 21600 Z N"/></draw:custom-shape><draw:custom-shape draw:name="Rectangle 11" draw:style-name="gr3" draw:text-style-name="P5" svg:width="0.336cm" svg:height="0.398cm" svg:x="1.169cm" svg:y="0.173cm"><text:p text:style-name="P4"><text:span text:style-name="T2">Ф</text:span></text:p><draw:enhanced-geometry svg:viewBox="0 0 21600 21600" draw:type="non-primitive" draw:enhanced-path="M 0 0 L 21600 0 21600 21600 0 21600 Z N"/></draw:custom-shape><draw:custom-shape draw:name="Rectangle 12" draw:style-name="gr3" draw:text-style-name="P5" svg:width="0.47cm" svg:height="0.398cm" svg:x="1.118cm" svg:y="0.543cm"><text:p text:style-name="P4"><text:span text:style-name="T2">ор</text:span></text:p><draw:enhanced-geometry svg:viewBox="0 0 21600 21600" draw:type="non-primitive" draw:enhanced-path="M 0 0 L 21600 0 21600 21600 0 21600 Z N"/></draw:custom-shape><draw:custom-shape draw:name="Rectangle 13" draw:style-name="gr3" draw:text-style-name="P5" svg:width="0.525cm" svg:height="0.398cm" svg:x="1.097cm" svg:y="0.914cm"><text:p text:style-name="P4"><text:span text:style-name="T2">ма</text:span></text:p><draw:enhanced-geometry svg:viewBox="0 0 21600 21600" draw:type="non-primitive" draw:enhanced-path="M 0 0 L 21600 0 21600 21600 0 21600 Z N"/></draw:custom-shape><draw:custom-shape draw:name="Rectangle 14" draw:style-name="gr3" draw:text-style-name="P5" svg:width="0.352cm" svg:height="0.398cm" svg:x="1.162cm" svg:y="1.286cm"><text:p text:style-name="P4"><text:span text:style-name="T2">т</text:span></text:p><draw:enhanced-geometry svg:viewBox="0 0 21600 21600" draw:type="non-primitive" draw:enhanced-path="M 0 0 L 21600 0 21600 21600 0 21600 Z N"/></draw:custom-shape><draw:custom-shape draw:name="Rectangle 15" draw:style-name="gr3" draw:text-style-name="P5" svg:width="2.571cm" svg:height="0.442cm" svg:x="4.284cm" svg:y="0.711cm"><text:p text:style-name="P4"><text:span text:style-name="T3">Позначення</text:span></text:p><draw:enhanced-geometry svg:viewBox="0 0 21600 21600" draw:type="non-primitive" draw:enhanced-path="M 0 0 L 21600 0 21600 21600 0 21600 Z N"/></draw:custom-shape><draw:custom-shape draw:name="Rectangle 16" draw:style-name="gr3" draw:text-style-name="P5" svg:width="3.199cm" svg:height="0.442cm" svg:x="10.941cm" svg:y="0.711cm"><text:p text:style-name="P4"><text:span text:style-name="T3">Найменув</text:span><text:span text:style-name="T3">ання</text:span></text:p><draw:enhanced-geometry svg:viewBox="0 0 21600 21600" draw:type="non-primitive" draw:enhanced-path="M 0 0 L 21600 0 21600 21600 0 21600 Z N"/></draw:custom-shape><draw:custom-shape draw:name="Rectangle 17" draw:style-name="gr3" draw:text-style-name="P5" svg:width="1.034cm" svg:height="0.375cm" svg:x="15.669cm" svg:y="0.169cm"><text:p text:style-name="P4"><text:span text:style-name="T4">Кількі</text:span></text:p><draw:enhanced-geometry svg:viewBox="0 0 21600 21600" draw:type="non-primitive" draw:enhanced-path="M 0 0 L 21600 0 21600 21600 0 21600 Z N"/></draw:custom-shape><draw:custom-shape draw:name="Rectangle 18" draw:style-name="gr3" draw:text-style-name="P5" svg:width="0.742cm" svg:height="0.375cm" svg:x="15.78cm" svg:y="0.54cm"><text:p text:style-name="P4"><text:span text:style-name="T4">сть</text:span></text:p><draw:enhanced-geometry svg:viewBox="0 0 21600 21600" draw:type="non-primitive" draw:enhanced-path="M 0 0 L 21600 0 21600 21600 0 21600 Z N"/></draw:custom-shape><draw:custom-shape draw:name="Rectangle 19" draw:style-name="gr3" draw:text-style-name="P5" svg:width="0.978cm" svg:height="0.375cm" svg:x="15.692cm" svg:y="0.91cm"><text:p text:style-name="P4"><text:span text:style-name="T4">лист</text:span></text:p><draw:enhanced-geometry svg:viewBox="0 0 21600 21600" draw:type="non-primitive" draw:enhanced-path="M 0 0 L 21600 0 21600 21600 0 21600 Z N"/></draw:custom-shape><draw:custom-shape draw:name="Rectangle 20" draw:style-name="gr3" draw:text-style-name="P5" svg:width="0.297cm" svg:height="0.375cm" svg:x="15.947cm" svg:y="1.282cm"><text:p text:style-name="P4"><text:span text:style-name="T4">ів</text:span></text:p><draw:enhanced-geometry svg:viewBox="0 0 21600 21600" draw:type="non-primitive" draw:enhanced-path="M 0 0 L 21600 0 21600 21600 0 21600 Z N"/></draw:custom-shape><draw:custom-shape draw:name="Rectangle 21" draw:style-name="gr3" draw:text-style-name="P5" svg:width="1.945cm" svg:height="0.398cm" svg:x="16.993cm" svg:y="0.728cm"><text:p text:style-name="P4"><text:span text:style-name="T2">Примітк</text:span><text:span text:style-name="T2">а</text:span></text:p><draw:enhanced-geometry svg:viewBox="0 0 21600 21600" draw:type="non-primitive" draw:enhanced-path="M 0 0 L 21600 0 21600 21600 0 21600 Z N"/></draw:custom-shape><draw:custom-shape draw:name="Rectangle 22" draw:style-name="gr3" draw:text-style-name="P5" svg:width="0.235cm" svg:height="0.398cm" svg:x="0.372cm" svg:y="1.972cm"><text:p text:style-name="P4"><text:span text:style-name="T2">1</text:span></text:p><draw:enhanced-geometry svg:viewBox="0 0 21600 21600" draw:type="non-primitive" draw:enhanced-path="M 0 0 L 21600 0 21600 21600 0 21600 Z N"/></draw:custom-shape><draw:custom-shape draw:name="Rectangle 23" draw:style-name="gr3" draw:text-style-name="P5" svg:width="0.518cm" svg:height="0.398cm" svg:x="1.101cm" svg:y="1.972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24" draw:style-name="gr3" draw:text-style-name="P5" svg:width="5.688cm" svg:height="0.398cm" svg:x="8.994cm" svg:y="1.972cm"><text:p text:style-name="P4"><text:span text:style-name="T2">Завдання на </text:span><text:span text:style-name="T2">курсову роботу</text:span></text:p><draw:enhanced-geometry svg:viewBox="0 0 21600 21600" draw:type="non-primitive" draw:enhanced-path="M 0 0 L 21600 0 21600 21600 0 21600 Z N"/></draw:custom-shape><draw:custom-shape draw:name="Rectangle 25" draw:style-name="gr3" draw:text-style-name="P5" svg:width="0.211cm" svg:height="0.385cm" svg:x="15.979cm" svg:y="1.983cm"><text:p text:style-name="P4"><text:span text:style-name="T5">0</text:span></text:p><draw:enhanced-geometry svg:viewBox="0 0 21600 21600" draw:type="non-primitive" draw:enhanced-path="M 0 0 L 21600 0 21600 21600 0 21600 Z N"/></draw:custom-shape><draw:custom-shape draw:name="Rectangle 26" draw:style-name="gr3" draw:text-style-name="P5" svg:width="0.235cm" svg:height="0.398cm" svg:x="0.372cm" svg:y="2.806cm"><text:p text:style-name="P4"><text:span text:style-name="T2">2</text:span></text:p><draw:enhanced-geometry svg:viewBox="0 0 21600 21600" draw:type="non-primitive" draw:enhanced-path="M 0 0 L 21600 0 21600 21600 0 21600 Z N"/></draw:custom-shape><draw:custom-shape draw:name="Rectangle 27" draw:style-name="gr3" draw:text-style-name="P5" svg:width="0.468cm" svg:height="0.385cm" svg:x="1.118cm" svg:y="2.817cm"><text:p text:style-name="P4"><text:span text:style-name="T5">А4</text:span></text:p><draw:enhanced-geometry svg:viewBox="0 0 21600 21600" draw:type="non-primitive" draw:enhanced-path="M 0 0 L 21600 0 21600 21600 0 21600 Z N"/></draw:custom-shape><draw:custom-shape draw:name="Rectangle 28" draw:style-name="gr3" draw:text-style-name="P5" svg:width="4.693cm" svg:height="0.384cm" svg:x="1.877cm" svg:y="2.605cm"><text:p text:style-name="P4"><text:span text:style-name="T6">КПІ.ІП-1123.045440.01.81</text:span></text:p><draw:enhanced-geometry svg:viewBox="0 0 21600 21600" draw:type="non-primitive" draw:enhanced-path="M 0 0 L 21600 0 21600 21600 0 21600 Z N"/></draw:custom-shape><draw:custom-shape draw:name="Rectangle 29" draw:style-name="gr3" draw:text-style-name="P5" svg:width="4.537cm" svg:height="0.398cm" svg:x="8.994cm" svg:y="2.595cm"><text:p text:style-name="P4"><text:span text:style-name="T2">П</text:span><text:span text:style-name="T2">о</text:span><text:span text:style-name="T2">я</text:span><text:span text:style-name="T2">с</text:span><text:span text:style-name="T2">н</text:span><text:span text:style-name="T2">ю</text:span><text:span text:style-name="T2">в</text:span><text:span text:style-name="T2">а</text:span><text:span text:style-name="T2">л</text:span><text:span text:style-name="T2">ь</text:span><text:span text:style-name="T2">н</text:span><text:span text:style-name="T2">а</text:span><text:span text:style-name="T2"> </text:span><text:span text:style-name="T2">з</text:span><text:span text:style-name="T2">а</text:span><text:span text:style-name="T2">п</text:span><text:span text:style-name="T2">и</text:span><text:span text:style-name="T2">с</text:span><text:span text:style-name="T2">к</text:span><text:span text:style-name="T2">а</text:span></text:p><draw:enhanced-geometry svg:viewBox="0 0 21600 21600" draw:type="non-primitive" draw:enhanced-path="M 0 0 L 21600 0 21600 21600 0 21600 Z N"/></draw:custom-shape><draw:custom-shape draw:name="Rectangle 30" draw:style-name="gr3" draw:text-style-name="P5" svg:width="0.417cm" svg:height="0.354cm" svg:x="15.901cm" svg:y="2.58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31" draw:style-name="gr3" draw:text-style-name="P5" svg:width="0.235cm" svg:height="0.398cm" svg:x="0.372cm" svg:y="3.627cm"><text:p text:style-name="P4"><text:span text:style-name="T2">3</text:span></text:p><draw:enhanced-geometry svg:viewBox="0 0 21600 21600" draw:type="non-primitive" draw:enhanced-path="M 0 0 L 21600 0 21600 21600 0 21600 Z N"/></draw:custom-shape><draw:custom-shape draw:name="Rectangle 32" draw:style-name="gr3" draw:text-style-name="P5" svg:width="0.468cm" svg:height="0.385cm" svg:x="1.118cm" svg:y="3.637cm"><text:p text:style-name="P4"><text:span text:style-name="T5">А</text:span><text:span text:style-name="T5">4</text:span></text:p><draw:enhanced-geometry svg:viewBox="0 0 21600 21600" draw:type="non-primitive" draw:enhanced-path="M 0 0 L 21600 0 21600 21600 0 21600 Z N"/></draw:custom-shape><draw:custom-shape draw:name="Rectangle 33" draw:style-name="gr3" draw:text-style-name="P5" svg:width="4.693cm" svg:height="0.384cm" svg:x="1.877cm" svg:y="3.425cm"><text:p text:style-name="P4"><text:span text:style-name="T6">К</text:span><text:span text:style-name="T6">П</text:span><text:span text:style-name="T6">І.</text:span><text:span text:style-name="T6">І</text:span><text:span text:style-name="T6">П</text:span><text:span text:style-name="T6">-</text:span><text:span text:style-name="T6">1</text:span><text:span text:style-name="T6">1</text:span><text:span text:style-name="T6">2</text:span><text:span text:style-name="T6">3</text:span><text:span text:style-name="T6">.</text:span><text:span text:style-name="T6">0</text:span><text:span text:style-name="T6">4</text:span><text:span text:style-name="T6">5</text:span><text:span text:style-name="T6">4</text:span><text:span text:style-name="T6">4</text:span><text:span text:style-name="T6">0</text:span><text:span text:style-name="T6">.</text:span><text:span text:style-name="T6">0</text:span><text:span text:style-name="T6">2</text:span><text:span text:style-name="T6">.</text:span><text:span text:style-name="T6">9</text:span><text:span text:style-name="T6">1</text:span></text:p><draw:enhanced-geometry svg:viewBox="0 0 21600 21600" draw:type="non-primitive" draw:enhanced-path="M 0 0 L 21600 0 21600 21600 0 21600 Z N"/></draw:custom-shape><draw:custom-shape draw:name="Rectangle 34" draw:style-name="gr3" draw:text-style-name="P5" svg:width="3.597cm" svg:height="0.398cm" svg:x="8.994cm" svg:y="3.413cm"><text:p text:style-name="P4"><text:span text:style-name="T2">Т</text:span><text:span text:style-name="T2">е</text:span><text:span text:style-name="T2">х</text:span><text:span text:style-name="T2">н</text:span><text:span text:style-name="T2">і</text:span><text:span text:style-name="T2">ч</text:span><text:span text:style-name="T2">н</text:span><text:span text:style-name="T2">е </text:span><text:span text:style-name="T2">з</text:span><text:span text:style-name="T2">а</text:span><text:span text:style-name="T2">в</text:span><text:span text:style-name="T2">д</text:span><text:span text:style-name="T2">а</text:span><text:span text:style-name="T2">н</text:span><text:span text:style-name="T2">н</text:span><text:span text:style-name="T2">я</text:span></text:p><draw:enhanced-geometry svg:viewBox="0 0 21600 21600" draw:type="non-primitive" draw:enhanced-path="M 0 0 L 21600 0 21600 21600 0 21600 Z N"/></draw:custom-shape><draw:custom-shape draw:name="Rectangle 35" draw:style-name="gr3" draw:text-style-name="P5" svg:width="0.417cm" svg:height="0.354cm" svg:x="15.901cm" svg:y="3.40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36" draw:style-name="gr3" draw:text-style-name="P5" svg:width="0.235cm" svg:height="0.398cm" svg:x="0.372cm" svg:y="4.447cm"><text:p text:style-name="P4"><text:span text:style-name="T2">4</text:span></text:p><draw:enhanced-geometry svg:viewBox="0 0 21600 21600" draw:type="non-primitive" draw:enhanced-path="M 0 0 L 21600 0 21600 21600 0 21600 Z N"/></draw:custom-shape><draw:custom-shape draw:name="Rectangle 37" draw:style-name="gr3" draw:text-style-name="P5" svg:width="0.468cm" svg:height="0.385cm" svg:x="1.118cm" svg:y="4.457cm"><text:p text:style-name="P4"><text:span text:style-name="T5">А</text:span><text:span text:style-name="T5">4</text:span></text:p><draw:enhanced-geometry svg:viewBox="0 0 21600 21600" draw:type="non-primitive" draw:enhanced-path="M 0 0 L 21600 0 21600 21600 0 21600 Z N"/></draw:custom-shape><draw:custom-shape draw:name="Rectangle 38" draw:style-name="gr3" draw:text-style-name="P5" svg:width="4.693cm" svg:height="0.384cm" svg:x="1.877cm" svg:y="4.246cm"><text:p text:style-name="P4"><text:span text:style-name="T6">КПІ.ІП</text:span><text:span text:style-name="T6">-</text:span><text:span text:style-name="T6">1123.0</text:span><text:span text:style-name="T6">45440.</text:span><text:span text:style-name="T6">03.34</text:span></text:p><draw:enhanced-geometry svg:viewBox="0 0 21600 21600" draw:type="non-primitive" draw:enhanced-path="M 0 0 L 21600 0 21600 21600 0 21600 Z N"/></draw:custom-shape><draw:custom-shape draw:name="Rectangle 39" draw:style-name="gr3" draw:text-style-name="P5" svg:width="5.195cm" svg:height="0.398cm" svg:x="8.994cm" svg:y="4.235cm"><text:p text:style-name="P4"><text:span text:style-name="T2">Кері</text:span><text:span text:style-name="T2">вниц</text:span><text:span text:style-name="T2">тво </text:span><text:span text:style-name="T2">кори</text:span><text:span text:style-name="T2">стув</text:span><text:span text:style-name="T2">ача</text:span></text:p><draw:enhanced-geometry svg:viewBox="0 0 21600 21600" draw:type="non-primitive" draw:enhanced-path="M 0 0 L 21600 0 21600 21600 0 21600 Z N"/></draw:custom-shape><draw:custom-shape draw:name="Rectangle 40" draw:style-name="gr3" draw:text-style-name="P5" svg:width="0.209cm" svg:height="0.354cm" svg:x="15.981cm" svg:y="4.22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41" draw:style-name="gr3" draw:text-style-name="P5" svg:width="0.235cm" svg:height="0.398cm" svg:x="0.372cm" svg:y="5.318cm"><text:p text:style-name="P4"><text:span text:style-name="T2">5</text:span></text:p><draw:enhanced-geometry svg:viewBox="0 0 21600 21600" draw:type="non-primitive" draw:enhanced-path="M 0 0 L 21600 0 21600 21600 0 21600 Z N"/></draw:custom-shape><draw:custom-shape draw:name="Rectangle 42" draw:style-name="gr3" draw:text-style-name="P5" svg:width="0.518cm" svg:height="0.398cm" svg:x="1.101cm" svg:y="5.318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43" draw:style-name="gr3" draw:text-style-name="P5" svg:width="4.693cm" svg:height="0.384cm" svg:x="1.877cm" svg:y="5.066cm"><text:p text:style-name="P4"><text:span text:style-name="T6">КПІ.І</text:span><text:span text:style-name="T6">П-</text:span><text:span text:style-name="T6">1123.</text:span><text:span text:style-name="T6">04544</text:span><text:span text:style-name="T6">0.04.5</text:span><text:span text:style-name="T6">1</text:span></text:p><draw:enhanced-geometry svg:viewBox="0 0 21600 21600" draw:type="non-primitive" draw:enhanced-path="M 0 0 L 21600 0 21600 21600 0 21600 Z N"/></draw:custom-shape><draw:custom-shape draw:name="Rectangle 44" draw:style-name="gr3" draw:text-style-name="P5" svg:width="7.399cm" svg:height="0.398cm" svg:x="8.994cm" svg:y="5.055cm"><text:p text:style-name="P4"><text:span text:style-name="T2">Про</text:span><text:span text:style-name="T2">грам</text:span><text:span text:style-name="T2">а та </text:span><text:span text:style-name="T2">мет</text:span><text:span text:style-name="T2">одик</text:span><text:span text:style-name="T2">а </text:span><text:span text:style-name="T2">тес</text:span><text:span text:style-name="T2">тув</text:span><text:span text:style-name="T2">ання</text:span></text:p><draw:enhanced-geometry svg:viewBox="0 0 21600 21600" draw:type="non-primitive" draw:enhanced-path="M 0 0 L 21600 0 21600 21600 0 21600 Z N"/></draw:custom-shape><draw:custom-shape draw:name="Rectangle 45" draw:style-name="gr3" draw:text-style-name="P5" svg:width="0.209cm" svg:height="0.354cm" svg:x="15.981cm" svg:y="5.04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46" draw:style-name="gr3" draw:text-style-name="P5" svg:width="0.235cm" svg:height="0.398cm" svg:x="0.372cm" svg:y="6.193cm"><text:p text:style-name="P4"><text:span text:style-name="T2">6</text:span></text:p><draw:enhanced-geometry svg:viewBox="0 0 21600 21600" draw:type="non-primitive" draw:enhanced-path="M 0 0 L 21600 0 21600 21600 0 21600 Z N"/></draw:custom-shape><draw:custom-shape draw:name="Rectangle 47" draw:style-name="gr3" draw:text-style-name="P5" svg:width="0.518cm" svg:height="0.398cm" svg:x="1.101cm" svg:y="6.193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48" draw:style-name="gr3" draw:text-style-name="P5" svg:width="4.693cm" svg:height="0.384cm" svg:x="1.877cm" svg:y="6.204cm"><text:p text:style-name="P6"><text:span text:style-name="T6">КПІ.ІП-1123.045440.05.13</text:span></text:p><draw:enhanced-geometry svg:viewBox="0 0 21600 21600" draw:type="non-primitive" draw:enhanced-path="M 0 0 L 21600 0 21600 21600 0 21600 Z N"/></draw:custom-shape><draw:custom-shape draw:name="Rectangle 49" draw:style-name="gr3" draw:text-style-name="P5" svg:width="3.028cm" svg:height="0.398cm" svg:x="8.994cm" svg:y="6.193cm"><text:p text:style-name="P4"><text:span text:style-name="T2">Опис програми</text:span></text:p><draw:enhanced-geometry svg:viewBox="0 0 21600 21600" draw:type="non-primitive" draw:enhanced-path="M 0 0 L 21600 0 21600 21600 0 21600 Z N"/></draw:custom-shape><draw:custom-shape draw:name="Rectangle 50" draw:style-name="gr3" draw:text-style-name="P5" svg:width="0.417cm" svg:height="0.354cm" svg:x="15.901cm" svg:y="6.198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51" draw:style-name="gr3" draw:text-style-name="P5" svg:width="0.235cm" svg:height="0.398cm" svg:x="0.372cm" svg:y="7.013cm"><text:p text:style-name="P4"><text:span text:style-name="T2">7</text:span></text:p><draw:enhanced-geometry svg:viewBox="0 0 21600 21600" draw:type="non-primitive" draw:enhanced-path="M 0 0 L 21600 0 21600 21600 0 21600 Z N"/></draw:custom-shape><draw:custom-shape draw:name="Rectangle 52" draw:style-name="gr3" draw:text-style-name="P5" svg:width="0.235cm" svg:height="0.398cm" svg:x="0.372cm" svg:y="7.833cm"><text:p text:style-name="P4"><text:span text:style-name="T2">8</text:span></text:p><draw:enhanced-geometry svg:viewBox="0 0 21600 21600" draw:type="non-primitive" draw:enhanced-path="M 0 0 L 21600 0 21600 21600 0 21600 Z N"/></draw:custom-shape><draw:custom-shape draw:name="Rectangle 53" draw:style-name="gr3" draw:text-style-name="P5" svg:width="0.235cm" svg:height="0.398cm" svg:x="0.372cm" svg:y="8.654cm"><text:p text:style-name="P4"><text:span text:style-name="T2">9</text:span></text:p><draw:enhanced-geometry svg:viewBox="0 0 21600 21600" draw:type="non-primitive" draw:enhanced-path="M 0 0 L 21600 0 21600 21600 0 21600 Z N"/></draw:custom-shape><draw:custom-shape draw:name="Rectangle 54" draw:style-name="gr3" draw:text-style-name="P5" svg:width="0.47cm" svg:height="0.398cm" svg:x="0.286cm" svg:y="9.474cm"><text:p text:style-name="P4"><text:span text:style-name="T2">10</text:span></text:p><draw:enhanced-geometry svg:viewBox="0 0 21600 21600" draw:type="non-primitive" draw:enhanced-path="M 0 0 L 21600 0 21600 21600 0 21600 Z N"/></draw:custom-shape><draw:custom-shape draw:name="Rectangle 55" draw:style-name="gr3" draw:text-style-name="P5" svg:width="8.875cm" svg:height="0.706cm" svg:x="9.601cm" svg:y="21.569cm"><text:p text:style-name="P4"><text:span text:style-name="T8">КПІ.ІП-1123.045440.00.90</text:span></text:p><draw:enhanced-geometry svg:viewBox="0 0 21600 21600" draw:type="non-primitive" draw:enhanced-path="M 0 0 L 21600 0 21600 21600 0 21600 Z N"/></draw:custom-shape><draw:custom-shape draw:name="Rectangle 56" draw:style-name="gr3" draw:text-style-name="P5" svg:width="0.623cm" svg:height="0.354cm" svg:x="0.108cm" svg:y="22.483cm"><text:p text:style-name="P4"><text:span text:style-name="T9">Зм.</text:span></text:p><draw:enhanced-geometry svg:viewBox="0 0 21600 21600" draw:type="non-primitive" draw:enhanced-path="M 0 0 L 21600 0 21600 21600 0 21600 Z N"/></draw:custom-shape><draw:custom-shape draw:name="Rectangle 57" draw:style-name="gr3" draw:text-style-name="P5" svg:width="0.795cm" svg:height="0.354cm" svg:x="0.905cm" svg:y="22.483cm"><text:p text:style-name="P4"><text:span text:style-name="T9">Арк.</text:span></text:p><draw:enhanced-geometry svg:viewBox="0 0 21600 21600" draw:type="non-primitive" draw:enhanced-path="M 0 0 L 21600 0 21600 21600 0 21600 Z N"/></draw:custom-shape><draw:custom-shape draw:name="Rectangle 58" draw:style-name="gr3" draw:text-style-name="P5" svg:width="0.639cm" svg:height="0.354cm" svg:x="2.775cm" svg:y="22.483cm"><text:p text:style-name="P4"><text:span text:style-name="T9">ПІБ</text:span></text:p><draw:enhanced-geometry svg:viewBox="0 0 21600 21600" draw:type="non-primitive" draw:enhanced-path="M 0 0 L 21600 0 21600 21600 0 21600 Z N"/></draw:custom-shape><draw:custom-shape draw:name="Rectangle 59" draw:style-name="gr3" draw:text-style-name="P5" svg:width="0.939cm" svg:height="0.354cm" svg:x="4.634cm" svg:y="22.483cm"><text:p text:style-name="P4"><text:span text:style-name="T9">Підп.</text:span></text:p><draw:enhanced-geometry svg:viewBox="0 0 21600 21600" draw:type="non-primitive" draw:enhanced-path="M 0 0 L 21600 0 21600 21600 0 21600 Z N"/></draw:custom-shape><draw:custom-shape draw:name="Rectangle 60" draw:style-name="gr3" draw:text-style-name="P5" svg:width="1.022cm" svg:height="0.354cm" svg:x="5.964cm" svg:y="22.456cm"><text:p text:style-name="P4"><text:span text:style-name="T9">Дата</text:span></text:p><draw:enhanced-geometry svg:viewBox="0 0 21600 21600" draw:type="non-primitive" draw:enhanced-path="M 0 0 L 21600 0 21600 21600 0 21600 Z N"/></draw:custom-shape><draw:custom-shape draw:name="Rectangle 61" draw:style-name="gr3" draw:text-style-name="P5" svg:width="1.564cm" svg:height="0.354cm" svg:x="0.21cm" svg:y="22.985cm"><text:p text:style-name="P4"><text:span text:style-name="T7">Розробн.</text:span></text:p><draw:enhanced-geometry svg:viewBox="0 0 21600 21600" draw:type="non-primitive" draw:enhanced-path="M 0 0 L 21600 0 21600 21600 0 21600 Z N"/></draw:custom-shape><draw:custom-shape draw:name="Rectangle 62" draw:style-name="gr3" draw:text-style-name="P7" svg:width="2.22cm" svg:height="0.354cm" svg:x="2.062cm" svg:y="22.985cm"><text:p text:style-name="P2"><text:span text:style-name="T10">Панченко С.В.</text:span></text:p><draw:enhanced-geometry svg:viewBox="0 0 21600 21600" draw:type="non-primitive" draw:enhanced-path="M 0 0 L 21600 0 21600 21600 0 21600 Z N"/></draw:custom-shape><draw:custom-shape draw:name="Rectangle 63" draw:style-name="gr3" draw:text-style-name="P5" svg:width="3.128cm" svg:height="0.616cm" svg:x="9.234cm" svg:y="24.396cm"><text:p text:style-name="P4"><text:span text:style-name="T11">Відомість</text:span></text:p><draw:enhanced-geometry svg:viewBox="0 0 21600 21600" draw:type="non-primitive" draw:enhanced-path="M 0 0 L 21600 0 21600 21600 0 21600 Z N"/></draw:custom-shape><draw:custom-shape draw:name="Rectangle 64" draw:style-name="gr3" draw:text-style-name="P5" svg:width="5.095cm" svg:height="0.616cm" svg:x="8.493cm" svg:y="24.978cm"><text:p text:style-name="P4"><text:span text:style-name="T11">курсової роботи</text:span></text:p><draw:enhanced-geometry svg:viewBox="0 0 21600 21600" draw:type="non-primitive" draw:enhanced-path="M 0 0 L 21600 0 21600 21600 0 21600 Z N"/></draw:custom-shape><draw:custom-shape draw:name="Rectangle 65" draw:style-name="gr3" draw:text-style-name="P5" svg:width="0.752cm" svg:height="0.354cm" svg:x="14.228cm" svg:y="23.209cm"><text:p text:style-name="P4"><text:span text:style-name="T7">Літ.</text:span></text:p><draw:enhanced-geometry svg:viewBox="0 0 21600 21600" draw:type="non-primitive" draw:enhanced-path="M 0 0 L 21600 0 21600 21600 0 21600 Z N"/></draw:custom-shape><draw:custom-shape draw:name="Rectangle 66" draw:style-name="gr3" draw:text-style-name="P5" svg:width="0.966cm" svg:height="0.354cm" svg:x="15.683cm" svg:y="23.209cm"><text:p text:style-name="P4"><text:span text:style-name="T7">Лист</text:span></text:p><draw:enhanced-geometry svg:viewBox="0 0 21600 21600" draw:type="non-primitive" draw:enhanced-path="M 0 0 L 21600 0 21600 21600 0 21600 Z N"/></draw:custom-shape><draw:custom-shape draw:name="Rectangle 67" draw:style-name="gr3" draw:text-style-name="P5" svg:width="1.244cm" svg:height="0.354cm" svg:x="17.35cm" svg:y="23.209cm"><text:p text:style-name="P4"><text:span text:style-name="T7">Листів</text:span></text:p><draw:enhanced-geometry svg:viewBox="0 0 21600 21600" draw:type="non-primitive" draw:enhanced-path="M 0 0 L 21600 0 21600 21600 0 21600 Z N"/></draw:custom-shape><draw:custom-shape draw:name="Rectangle 68" draw:style-name="gr3" draw:text-style-name="P5" svg:width="1.228cm" svg:height="0.354cm" svg:x="0.21cm" svg:y="23.832cm"><text:p text:style-name="P4"><text:span text:style-name="T7">Керівн.</text:span></text:p><draw:enhanced-geometry svg:viewBox="0 0 21600 21600" draw:type="non-primitive" draw:enhanced-path="M 0 0 L 21600 0 21600 21600 0 21600 Z N"/></draw:custom-shape><draw:custom-shape draw:name="Rectangle 69" draw:style-name="gr3" draw:text-style-name="P5" svg:width="0.262cm" svg:height="0.442cm" svg:x="15.947cm" svg:y="23.874cm"><text:p text:style-name="P4"><text:span text:style-name="T3">1</text:span></text:p><draw:enhanced-geometry svg:viewBox="0 0 21600 21600" draw:type="non-primitive" draw:enhanced-path="M 0 0 L 21600 0 21600 21600 0 21600 Z N"/></draw:custom-shape><draw:custom-shape draw:name="Rectangle 70" draw:style-name="gr3" draw:text-style-name="P5" svg:width="0.262cm" svg:height="0.442cm" svg:x="17.72cm" svg:y="23.874cm"><text:p text:style-name="P4"><text:span text:style-name="T3">1</text:span></text:p><draw:enhanced-geometry svg:viewBox="0 0 21600 21600" draw:type="non-primitive" draw:enhanced-path="M 0 0 L 21600 0 21600 21600 0 21600 Z N"/></draw:custom-shape><draw:custom-shape draw:name="Rectangle 71" draw:style-name="gr3" draw:text-style-name="P5" svg:width="1.825cm" svg:height="0.354cm" svg:x="0.21cm" svg:y="24.731cm"><text:p text:style-name="P4"><text:span text:style-name="T7">Консульт.</text:span></text:p><draw:enhanced-geometry svg:viewBox="0 0 21600 21600" draw:type="non-primitive" draw:enhanced-path="M 0 0 L 21600 0 21600 21600 0 21600 Z N"/></draw:custom-shape><draw:custom-shape draw:name="Rectangle 72" draw:style-name="gr3" draw:text-style-name="P5" svg:width="5.322cm" svg:height="0.442cm" svg:x="14.282cm" svg:y="25.596cm"><text:p text:style-name="P4"><text:span text:style-name="T3">КПІ ім.Ігоря Сікорського</text:span></text:p><draw:enhanced-geometry svg:viewBox="0 0 21600 21600" draw:type="non-primitive" draw:enhanced-path="M 0 0 L 21600 0 21600 21600 0 21600 Z N"/></draw:custom-shape><draw:custom-shape draw:name="Rectangle 73" draw:style-name="gr3" draw:text-style-name="P5" svg:width="4.679cm" svg:height="0.442cm" svg:x="14.526cm" svg:y="26.017cm"><text:p text:style-name="P4"><text:span text:style-name="T3">кафедра ІПІ гр. ІП-11</text:span></text:p><draw:enhanced-geometry svg:viewBox="0 0 21600 21600" draw:type="non-primitive" draw:enhanced-path="M 0 0 L 21600 0 21600 21600 0 21600 Z N"/></draw:custom-shape><draw:custom-shape draw:name="Rectangle 74" draw:style-name="gr3" draw:text-style-name="P5" svg:width="1.588cm" svg:height="0.354cm" svg:x="0.21cm" svg:y="25.578cm"><text:p text:style-name="P4"><text:span text:style-name="T7">Н/контр.</text:span></text:p><draw:enhanced-geometry svg:viewBox="0 0 21600 21600" draw:type="non-primitive" draw:enhanced-path="M 0 0 L 21600 0 21600 21600 0 21600 Z N"/></draw:custom-shape><draw:custom-shape draw:name="Rectangle 75" draw:style-name="gr3" draw:text-style-name="P5" svg:width="2.149cm" svg:height="0.354cm" svg:x="0.104cm" svg:y="26.425cm"><text:p text:style-name="P4"><text:span text:style-name="T7">В.о.зав.каф.</text:span></text:p><draw:enhanced-geometry svg:viewBox="0 0 21600 21600" draw:type="non-primitive" draw:enhanced-path="M 0 0 L 21600 0 21600 21600 0 21600 Z N"/></draw:custom-shape><draw:custom-shape draw:name="Shape 76" draw:style-name="gr4" draw:text-style-name="P8" svg:width="0.003cm" svg:height="27.233cm" svg:x="0.035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77" draw:style-name="gr4" draw:text-style-name="P8" svg:width="0.003cm" svg:height="2.259cm" svg:x="0.706cm" svg:y="20.638cm"><text:p/><draw:enhanced-geometry svg:viewBox="0 0 0 812800" draw:text-areas="?f8 ?f9 ?f8 ?f10" draw:type="non-primitive" draw:enhanced-path="M 0 0 L 0 812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800"/><draw:equation draw:name="f8" draw:formula="0 / ?f6"/><draw:equation draw:name="f9" draw:formula="0 / ?f7"/><draw:equation draw:name="f10" draw:formula="812800 / ?f7"/></draw:enhanced-geometry></draw:custom-shape><draw:custom-shape draw:name="Shape 78" draw:style-name="gr4" draw:text-style-name="P8" svg:width="0.003cm" svg:height="20.709cm" svg:x="0.882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79" draw:style-name="gr4" draw:text-style-name="P8" svg:width="0.003cm" svg:height="20.709cm" svg:x="1.693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0" draw:style-name="gr4" draw:text-style-name="P8" svg:width="0.003cm" svg:height="6.598cm" svg:x="1.87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1" draw:style-name="gr4" draw:text-style-name="P8" svg:width="0.003cm" svg:height="6.598cm" svg:x="4.339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2" draw:style-name="gr4" draw:text-style-name="P8" svg:width="0.003cm" svg:height="6.598cm" svg:x="5.821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3" draw:style-name="gr4" draw:text-style-name="P8" svg:width="0.003cm" svg:height="6.598cm" svg:x="7.056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4" draw:style-name="gr4" draw:text-style-name="P8" svg:width="0.003cm" svg:height="20.709cm" svg:x="8.819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5" draw:style-name="gr5" draw:text-style-name="P8" svg:width="0.003cm" svg:height="0.989cm" svg:x="14.27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6" draw:style-name="gr4" draw:text-style-name="P8" svg:width="0.003cm" svg:height="4.41cm" svg:x="13.758cm" svg:y="22.825cm"><text:p/><draw:enhanced-geometry svg:viewBox="0 0 0 1587499" draw:text-areas="?f8 ?f9 ?f8 ?f10" draw:type="non-primitive" draw:enhanced-path="M 0 0 L 0 15874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87499"/><draw:equation draw:name="f8" draw:formula="0 / ?f6"/><draw:equation draw:name="f9" draw:formula="0 / ?f7"/><draw:equation draw:name="f10" draw:formula="1587499 / ?f7"/></draw:enhanced-geometry></draw:custom-shape><draw:custom-shape draw:name="Shape 87" draw:style-name="gr5" draw:text-style-name="P8" svg:width="0.003cm" svg:height="0.989cm" svg:x="14.764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8" draw:style-name="gr4" draw:text-style-name="P8" svg:width="0.003cm" svg:height="1.87cm" svg:x="15.275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89" draw:style-name="gr4" draw:text-style-name="P8" svg:width="0.003cm" svg:height="20.709cm" svg:x="15.487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0" draw:style-name="gr4" draw:text-style-name="P8" svg:width="0.003cm" svg:height="20.709cm" svg:x="16.651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1" draw:style-name="gr4" draw:text-style-name="P8" svg:width="0.003cm" svg:height="1.87cm" svg:x="16.828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92" draw:style-name="gr4" draw:text-style-name="P8" svg:width="0.003cm" svg:height="27.233cm" svg:x="18.803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93" draw:style-name="gr4" draw:text-style-name="P8" svg:width="18.837cm" svg:height="0.003cm" svg:x="0cm" svg:y="0.0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4" draw:style-name="gr5" draw:text-style-name="P8" svg:width="18.837cm" svg:height="0.003cm" svg:x="0cm" svg:y="2.48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5" draw:style-name="gr4" draw:text-style-name="P8" svg:width="18.837cm" svg:height="0.003cm" svg:x="0cm" svg:y="1.62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6" draw:style-name="gr5" draw:text-style-name="P8" svg:width="18.837cm" svg:height="0.003cm" svg:x="0cm" svg:y="3.29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7" draw:style-name="gr5" draw:text-style-name="P8" svg:width="18.837cm" svg:height="0.003cm" svg:x="0cm" svg:y="4.14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8" draw:style-name="gr5" draw:text-style-name="P8" svg:width="18.837cm" svg:height="0.003cm" svg:x="0cm" svg:y="4.95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9" draw:style-name="gr5" draw:text-style-name="P8" svg:width="18.837cm" svg:height="0.003cm" svg:x="0cm" svg:y="5.8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0" draw:style-name="gr5" draw:text-style-name="P8" svg:width="18.837cm" svg:height="0.003cm" svg:x="0cm" svg:y="6.68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1" draw:style-name="gr5" draw:text-style-name="P8" svg:width="18.837cm" svg:height="0.003cm" svg:x="0cm" svg:y="7.532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2" draw:style-name="gr5" draw:text-style-name="P8" svg:width="18.837cm" svg:height="0.003cm" svg:x="0cm" svg:y="8.34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3" draw:style-name="gr5" draw:text-style-name="P8" svg:width="18.837cm" svg:height="0.003cm" svg:x="0cm" svg:y="9.15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4" draw:style-name="gr5" draw:text-style-name="P8" svg:width="18.837cm" svg:height="0.003cm" svg:x="0cm" svg:y="9.96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5" draw:style-name="gr5" draw:text-style-name="P8" svg:width="18.837cm" svg:height="0.003cm" svg:x="0cm" svg:y="10.81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6" draw:style-name="gr5" draw:text-style-name="P8" svg:width="18.837cm" svg:height="0.003cm" svg:x="0cm" svg:y="11.62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7" draw:style-name="gr5" draw:text-style-name="P8" svg:width="18.837cm" svg:height="0.003cm" svg:x="0cm" svg:y="12.4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8" draw:style-name="gr5" draw:text-style-name="P8" svg:width="18.837cm" svg:height="0.003cm" svg:x="0cm" svg:y="13.24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9" draw:style-name="gr5" draw:text-style-name="P8" svg:width="18.837cm" svg:height="0.003cm" svg:x="0cm" svg:y="14.09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0" draw:style-name="gr5" draw:text-style-name="P8" svg:width="18.837cm" svg:height="0.003cm" svg:x="0cm" svg:y="14.90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1" draw:style-name="gr5" draw:text-style-name="P8" svg:width="18.837cm" svg:height="0.003cm" svg:x="0cm" svg:y="15.71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2" draw:style-name="gr5" draw:text-style-name="P8" svg:width="18.837cm" svg:height="0.003cm" svg:x="0cm" svg:y="16.52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3" draw:style-name="gr5" draw:text-style-name="P8" svg:width="18.837cm" svg:height="0.003cm" svg:x="0cm" svg:y="17.3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4" draw:style-name="gr5" draw:text-style-name="P8" svg:width="18.837cm" svg:height="0.003cm" svg:x="0cm" svg:y="18.1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5" draw:style-name="gr5" draw:text-style-name="P8" svg:width="18.837cm" svg:height="0.003cm" svg:x="0cm" svg:y="18.99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6" draw:style-name="gr5" draw:text-style-name="P8" svg:width="18.837cm" svg:height="0.003cm" svg:x="0cm" svg:y="19.80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7" draw:style-name="gr5" draw:text-style-name="P8" svg:width="7.092cm" svg:height="0.003cm" svg:x="0cm" svg:y="21.60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18" draw:style-name="gr4" draw:text-style-name="P8" svg:width="18.837cm" svg:height="0.003cm" svg:x="0cm" svg:y="20.67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9" draw:style-name="gr4" draw:text-style-name="P8" svg:width="7.092cm" svg:height="0.003cm" svg:x="0cm" svg:y="22.296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0" draw:style-name="gr5" draw:text-style-name="P8" svg:width="7.092cm" svg:height="0.003cm" svg:x="0cm" svg:y="23.724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1" draw:style-name="gr4" draw:text-style-name="P8" svg:width="18.837cm" svg:height="0.003cm" svg:x="0cm" svg:y="22.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22" draw:style-name="gr4" draw:text-style-name="P8" svg:width="5.114cm" svg:height="0.003cm" svg:x="13.723cm" svg:y="23.742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3" draw:style-name="gr5" draw:text-style-name="P8" svg:width="7.092cm" svg:height="0.003cm" svg:x="0cm" svg:y="24.642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4" draw:style-name="gr4" draw:text-style-name="P8" svg:width="5.114cm" svg:height="0.003cm" svg:x="13.723cm" svg:y="24.624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5" draw:style-name="gr5" draw:text-style-name="P8" svg:width="7.092cm" svg:height="0.003cm" svg:x="0cm" svg:y="25.48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6" draw:style-name="gr5" draw:text-style-name="P8" svg:width="7.092cm" svg:height="0.003cm" svg:x="0cm" svg:y="26.335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7" draw:style-name="gr4" draw:text-style-name="P8" svg:width="18.837cm" svg:height="0.003cm" svg:x="0cm" svg:y="27.199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frame draw:name="Picture 129" draw:style-name="gr6" draw:text-style-name="P9" svg:width="2.565cm" svg:height="0.451cm" svg:x="1.983cm" svg:y="23.767cm"><draw:image xlink:href="Pictures/100000010000003700000011629D3914E0DA9AE7.png" xlink:type="simple" xlink:show="embed" xlink:actuate="onLoad" draw:mime-type="image/png"><text:p/></draw:image></draw:frame><draw:frame draw:name="Picture 131" draw:style-name="gr6" draw:text-style-name="P8" svg:width="2.565cm" svg:height="0.451cm" svg:x="2.036cm" svg:y="25.513cm"><draw:image xlink:href="Pictures/100000010000006100000010085438166F9CFC67.png" xlink:type="simple" xlink:show="embed" xlink:actuate="onLoad" draw:mime-type="image/png"><text:p/></draw:image></draw:frame><draw:frame draw:name="Picture 133" draw:style-name="gr6" draw:text-style-name="P8" svg:width="2.565cm" svg:height="0.451cm" svg:x="1.983cm" svg:y="26.439cm"><draw:image xlink:href="Pictures/100000010000006100000010085438166F9CFC67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023cm" fo:margin-bottom="1.446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domist.docx</dc:title>
    <dc:subject/>
    <meta:initial-creator>word</meta:initial-creator>
    <meta:creation-date>2023-11-25T10:49:00Z</meta:creation-date>
    <dc:date>2023-11-25T13:01:42.406066315</dc:date>
    <meta:editing-cycles>7</meta:editing-cycles>
    <meta:editing-duration>PT9M38S</meta:editing-duration>
    <meta:document-statistic meta:table-count="0" meta:image-count="0" meta:object-count="0" meta:page-count="1" meta:paragraph-count="1" meta:word-count="0" meta:character-count="0" meta:non-whitespace-character-count="0"/>
    <meta:template xlink:type="simple" xlink:actuate="onRequest" xlink:title="" xlink:href="Normal"/>
  </office:meta>
</office:document-meta>
</file>